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05a" officeooo:paragraph-rsid="0004405a"/>
    </style:style>
    <style:style style:name="P2" style:family="paragraph" style:parent-style-name="Standard">
      <style:text-properties officeooo:rsid="0004405a" officeooo:paragraph-rsid="0004d5ba"/>
    </style:style>
    <style:style style:name="P3" style:family="paragraph" style:parent-style-name="Standard">
      <style:text-properties fo:font-weight="bold" officeooo:rsid="0004405a" officeooo:paragraph-rsid="0004405a" style:font-weight-asian="bold" style:font-weight-complex="bold"/>
    </style:style>
    <style:style style:name="P4" style:family="paragraph" style:parent-style-name="Standard">
      <style:text-properties officeooo:rsid="0004d5ba" officeooo:paragraph-rsid="0004d5ba"/>
    </style:style>
    <style:style style:name="P5" style:family="paragraph" style:parent-style-name="Standard">
      <style:text-properties officeooo:rsid="0004fef0" officeooo:paragraph-rsid="0004fef0"/>
    </style:style>
    <style:style style:name="T1" style:family="text">
      <style:text-properties officeooo:rsid="0004d5ba"/>
    </style:style>
    <style:style style:name="T2" style:family="text">
      <style:text-properties fo:font-weight="normal" officeooo:rsid="0004d5b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: <text:span text:style-name="T2">For NFA simulation Application</text:span></text:p>
      <text:p text:style-name="P4">(NFA that accepts binary strings ending with 01)</text:p>
      <text:p text:style-name="P4"/>
      <text:p text:style-name="P1">Enter total no. of transitions in NFA:4 </text:p>
      <text:p text:style-name="P1"/>
      <text:p text:style-name="P1">Enter NFA transitions (Initial state is 0):<text:tab/><text:tab/><text:tab/></text:p>
      <text:p text:style-name="P1">0 0 0<text:tab/><text:tab/><text:tab/><text:tab/><text:tab/><text:tab/><text:tab/></text:p>
      <text:p text:style-name="P1">0 0 1</text:p>
      <text:p text:style-name="P1">0 1 0<text:tab/><text:tab/></text:p>
      <text:p text:style-name="P1">1 1 2</text:p>
      <text:p text:style-name="P1"/>
      <text:p text:style-name="P2"><text:span text:style-name="T1">( Above is the representation of following transition table </text:span></text:p>
      <text:p text:style-name="P2"/>
      <text:p text:style-name="P2"><text:span text:style-name="T1"><text:tab/>Current State<text:tab/> Input Symbol<text:tab/> <text:tab/>Next State</text:span></text:p>
      <text:p text:style-name="P2"><text:tab/><text:span text:style-name="T1">q0<text:tab/><text:tab/><text:tab/>0<text:tab/><text:tab/>q0</text:span></text:p>
      <text:p text:style-name="P2"><text:tab/><text:span text:style-name="T1">q0<text:tab/><text:tab/><text:tab/>0<text:tab/><text:tab/>q1</text:span></text:p>
      <text:p text:style-name="P2"><text:tab/><text:span text:style-name="T1">q0<text:tab/><text:tab/><text:tab/>1<text:tab/><text:tab/>q0</text:span></text:p>
      <text:p text:style-name="P4"><text:tab/>q1<text:tab/><text:tab/><text:tab/>1<text:tab/><text:tab/>q2</text:p>
      <text:p text:style-name="P4"/>
      <text:p text:style-name="P4">Sorted on the first column, then second column and then third column )</text:p>
      <text:p text:style-name="P4"/>
      <text:p text:style-name="P4"/>
      <text:p text:style-name="P1">Enter total no. of final states:1</text:p>
      <text:p text:style-name="P1"/>
      <text:p text:style-name="P1">Enter final states:2 <text:tab/><text:tab/><text:span text:style-name="T1">(Enter the list of final states)</text:span></text:p>
      <text:p text:style-name="P1"/>
      <text:p text:style-name="P1">Enter input string: 00101</text:p>
      <text:p text:style-name="P1"/>
      <text:p text:style-name="P5">Output:</text:p>
      <text:p text:style-name="P5"/>
      <text:p text:style-name="P1">Thread: 1, Current State: 0, Unprocessed Input: 00101 (Thread created)</text:p>
      <text:p text:style-name="P1">Thread: 1, Current State: 0, Unprocessed Input: 00101</text:p>
      <text:p text:style-name="P1">Thread: 2, Current State: 1, Unprocessed Input: 0101 (Thread created)</text:p>
      <text:p text:style-name="P1">Thread: 1, Current State: 0, Unprocessed Input: 0101</text:p>
      <text:p text:style-name="P1">Thread: 3, Current State: 1, Unprocessed Input: 101</text:p>
      <text:p text:style-name="P1">Thread: 3, Current State: 1, Unprocessed Input: 101 (Thread created)</text:p>
      <text:p text:style-name="P1">Thread: 1, Current State: 0, Unprocessed Input: 101</text:p>
      <text:p text:style-name="P1">Thread: 3, Current State: 2, Unprocessed Input: 01 (Thread died)</text:p>
      <text:p text:style-name="P1">Thread: 3, Current State: 1, Unprocessed Input: 101</text:p>
      <text:p text:style-name="P1">Thread: 1, Current State: 0, Unprocessed Input: 01</text:p>
      <text:p text:style-name="P1">Thread: 3, Current State: 2, Unprocessed Input: 01 (Thread died)</text:p>
      <text:p text:style-name="P1">Thread: 4, Current State: 1, Unprocessed Input: 1 (Thread created)</text:p>
      <text:p text:style-name="P1">Thread: 4, Current State: 1, Unprocessed Input: 1</text:p>
      <text:p text:style-name="P1">Thread: 1, Current State: 0, Unprocessed Input: 1</text:p>
      <text:p text:style-name="P1">Thread: 4, Current State: 2, (Accepted)</text:p>
      <text:p text:style-name="P1">Thread: 1, Current State: 0, Unprocessed Input: <text:s/>(Thread died)</text:p>
      <text:p text:style-name="P1">Quit (y/n)? n</text:p>
      <text:p text:style-name="P1"/>
      <text:p text:style-name="P1">Enter input string: 010110</text:p>
      <text:p text:style-name="P1"/>
      <text:p text:style-name="P1">Thread: 1, Current State: 0, Unprocessed Input: 010110 (Thread created)</text:p>
      <text:p text:style-name="P1">Thread: 1, Current State: 0, Unprocessed Input: 010110</text:p>
      <text:p text:style-name="P1"><text:soft-page-break/>Thread: 2, Current State: 1, Unprocessed Input: 10110 (Thread created)</text:p>
      <text:p text:style-name="P1">Thread: 1, Current State: 0, Unprocessed Input: 10110</text:p>
      <text:p text:style-name="P1">Thread: 1, Current State: 0, Unprocessed Input: 0110</text:p>
      <text:p text:style-name="P1">Thread: 2, Current State: 1, Unprocessed Input: 10110</text:p>
      <text:p text:style-name="P1">Thread: 2, Current State: 2, Unprocessed Input: 0110 (Thread died)</text:p>
      <text:p text:style-name="P1">Thread: 3, Current State: 1, Unprocessed Input: 110 (Thread created)</text:p>
      <text:p text:style-name="P1">Thread: 1, Current State: 0, Unprocessed Input: 110</text:p>
      <text:p text:style-name="P1">Thread: 1, Current State: 0, Unprocessed Input: 10</text:p>
      <text:p text:style-name="P1">Thread: 1, Current State: 0, Unprocessed Input: 0</text:p>
      <text:p text:style-name="P1">Thread: 4, Current State: 1, Unprocessed Input: <text:s/>(Thread died)</text:p>
      <text:p text:style-name="P1">Thread: 4, Current State: 1, Unprocessed Input: <text:s/>(Thread created)</text:p>
      <text:p text:style-name="P1">Thread: 1, Current State: 0, Unprocessed Input: <text:s/>(Thread died)</text:p>
      <text:p text:style-name="P1">Quit (y/n)? 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6:21:15.812615888</meta:creation-date>
    <dc:date>2019-12-10T16:43:30.051488856</dc:date>
    <meta:editing-duration>PT12M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372" meta:character-count="2325" meta:non-whitespace-character-count="1965"/>
  </office:meta>
</office:document-meta>
</file>